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12.19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97.3mm"/>
    </style:style>
    <style:style style:name="co6" style:family="table-column">
      <style:table-column-properties fo:break-before="auto" style:column-width="9.0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03"/>
    <style:style style:name="ce8" style:family="table-cell" style:parent-style-name="Default" style:data-style-name="N10003">
      <style:table-cell-properties fo:background-color="#fff200"/>
    </style:style>
    <style:style style:name="ce10" style:family="table-cell" style:parent-style-name="Default" style:data-style-name="N10003">
      <style:table-cell-properties fo:background-color="transparent"/>
    </style:style>
    <style:style style:name="ce9" style:family="table-cell" style:parent-style-name="Default" style:data-style-name="N10003">
      <style:table-cell-properties fo:background-color="#72bf44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108">
      <style:table-cell-properties fo:background-color="#fff200" style:text-align-source="fix" style:repeat-content="false"/>
      <style:paragraph-properties fo:text-align="end" fo:margin-left="0mm"/>
    </style:style>
    <style:style style:name="ce49" style:family="table-cell" style:parent-style-name="Default" style:data-style-name="N108">
      <style:table-cell-properties fo:border-bottom="0.99pt ridge #000000" style:text-align-source="fix" style:repeat-content="false" fo:background-color="transparent" fo:border-left="0.99pt ridge #000000" fo:border-right="none" fo:border-top="0.99pt ridge #000000"/>
      <style:paragraph-properties fo:text-align="end" fo:margin-left="0mm"/>
    </style:style>
    <style:style style:name="ce15" style:family="table-cell" style:parent-style-name="Default" style:data-style-name="N108">
      <style:table-cell-properties fo:background-color="#72bf44" style:text-align-source="fix" style:repeat-content="false"/>
      <style:paragraph-properties fo:text-align="end" fo:margin-left="0mm"/>
    </style:style>
    <style:style style:name="ce14" style:family="table-cell" style:parent-style-name="Default" style:data-style-name="N108">
      <style:table-cell-properties style:text-align-source="fix" style:repeat-content="false" fo:background-color="transparent"/>
      <style:paragraph-properties fo:text-align="end" fo:margin-left="0mm"/>
    </style:style>
    <style:style style:name="ce16" style:family="table-cell" style:parent-style-name="Default" style:data-style-name="N108">
      <style:table-cell-properties fo:background-color="#72bf44" style:text-align-source="fix" style:repeat-content="false" fo:border="0.99pt ridge #000000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8">
      <style:table-cell-properties fo:background-color="#fff200" style:text-align-source="fix" style:repeat-content="false"/>
      <style:paragraph-properties fo:text-align="center" fo:margin-left="0mm"/>
    </style:style>
    <style:style style:name="ce56" style:family="table-cell" style:parent-style-name="Default" style:data-style-name="N108">
      <style:table-cell-properties fo:border-bottom="0.99pt ridge #000000" style:text-align-source="fix" style:repeat-content="false" fo:background-color="transparent" fo:border-left="none" fo:border-right="0.99pt ridge #000000" fo:border-top="0.99pt ridge #000000"/>
      <style:paragraph-properties fo:text-align="center" fo:margin-left="0mm"/>
    </style:style>
    <style:style style:name="ce22" style:family="table-cell" style:parent-style-name="Default" style:data-style-name="N108">
      <style:table-cell-properties fo:background-color="#72bf44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08">
      <style:table-cell-properties fo:background-color="#72bf44" style:text-align-source="fix" style:repeat-content="false" fo:border="0.99pt ridge #000000"/>
      <style:paragraph-properties fo:text-align="center" fo:margin-left="0mm"/>
    </style:style>
    <style:style style:name="ce23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72bf44"/>
    </style:style>
    <style:style style:name="ce27" style:family="table-cell" style:parent-style-name="Default" style:data-style-name="N109">
      <style:table-cell-properties fo:border-bottom="0.99pt ridge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9"/>
    <style:style style:name="ce29" style:family="table-cell" style:parent-style-name="Default" style:data-style-name="N109">
      <style:table-cell-properties fo:background-color="#fff200"/>
    </style:style>
    <style:style style:name="ce31" style:family="table-cell" style:parent-style-name="Default" style:data-style-name="N109">
      <style:table-cell-properties fo:background-color="transparent"/>
    </style:style>
    <style:style style:name="ce30" style:family="table-cell" style:parent-style-name="Default" style:data-style-name="N109">
      <style:table-cell-properties fo:background-color="#72bf44"/>
    </style:style>
    <style:style style:name="ce32" style:family="table-cell" style:parent-style-name="Default" style:data-style-name="N108">
      <style:table-cell-properties fo:border-bottom="0.99pt ridge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8"/>
    <style:style style:name="ce34" style:family="table-cell" style:parent-style-name="Default" style:data-style-name="N108">
      <style:table-cell-properties fo:background-color="#fff200"/>
    </style:style>
    <style:style style:name="ce36" style:family="table-cell" style:parent-style-name="Default" style:data-style-name="N108">
      <style:table-cell-properties fo:background-color="transparent"/>
    </style:style>
    <style:style style:name="ce35" style:family="table-cell" style:parent-style-name="Default" style:data-style-name="N108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7"/>
        <table:table-column table:style-name="co4" table:default-cell-style-name="ce2"/>
        <table:table-column table:style-name="co5" table:default-cell-style-name="Default"/>
        <table:table-column table:style-name="co6" table:default-cell-style-name="ce28"/>
        <table:table-column table:style-name="co3" table:default-cell-style-name="ce33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%</text:p>
          </table:table-cell>
          <table:table-cell table:style-name="ce1" office:value-type="string" calcext:value-type="string">
            <text:p>Quality</text:p>
          </table:table-cell>
          <table:table-cell table:style-name="ce23" office:value-type="string" calcext:value-type="string">
            <text:p>Filename</text:p>
          </table:table-cell>
          <table:table-cell table:style-name="ce27" office:value-type="string" calcext:value-type="string">
            <text:p>sec</text:p>
          </table:table-cell>
          <table:table-cell table:style-name="ce32" office:value-type="string" calcext:value-type="string">
            <text:p>%</text:p>
          </table:table-cell>
          <table:table-cell table:style-name="ce23"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table:style-name="ce7" office:value-type="float" office:value="2288891" calcext:value-type="float">
            <text:p>2,288,891</text:p>
          </table:table-cell>
          <table:table-cell table:style-name="ce11" table:formula="of:=([.B2]-[.$B$8])/[.$B$8]" office:value-type="percentage" office:value="2.13342395917183" calcext:value-type="percentage">
            <text:p>213%</text:p>
          </table:table-cell>
          <table:table-cell table:style-name="ce18" office:value-type="string" calcext:value-type="string">
            <text:p>Perfect</text:p>
          </table:table-cell>
          <table:table-cell office:value-type="string" calcext:value-type="string">
            <text:p>imagemagick_default.gif</text:p>
          </table:table-cell>
          <table:table-cell office:value-type="float" office:value="103.491" calcext:value-type="float">
            <text:p>103,5</text:p>
          </table:table-cell>
          <table:table-cell table:formula="of:=([.F2]-[.$F$10])/[.$F$10]" office:value-type="percentage" office:value="4.41724246231156" calcext:value-type="percentage">
            <text:p>44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table:style-name="ce7" office:value-type="float" office:value="816729" calcext:value-type="float">
            <text:p>816,729</text:p>
          </table:table-cell>
          <table:table-cell table:style-name="ce11" table:formula="of:=([.B3]-[.$B$8])/[.$B$8]" office:value-type="percentage" office:value="0.118077801324068" calcext:value-type="percentage">
            <text:p>12%</text:p>
          </table:table-cell>
          <table:table-cell table:style-name="ce18" office:value-type="string" calcext:value-type="string">
            <text:p>Perfect</text:p>
          </table:table-cell>
          <table:table-cell office:value-type="string" calcext:value-type="string">
            <text:p>imagemagick_layers_optimize.gif</text:p>
          </table:table-cell>
          <table:table-cell office:value-type="float" office:value="42.937" calcext:value-type="float">
            <text:p>42,9</text:p>
          </table:table-cell>
          <table:table-cell table:formula="of:=([.F3]-[.$F$10])/[.$F$10]" office:value-type="percentage" office:value="1.24753978224456" calcext:value-type="percentage">
            <text:p>12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table:style-name="ce7" office:value-type="float" office:value="931165" calcext:value-type="float">
            <text:p>931,165</text:p>
          </table:table-cell>
          <table:table-cell table:style-name="ce11" table:formula="of:=([.B4]-[.$B$8])/[.$B$8]" office:value-type="percentage" office:value="0.274737294585996" calcext:value-type="percentage">
            <text:p>27%</text:p>
          </table:table-cell>
          <table:table-cell table:style-name="ce18" office:value-type="string" calcext:value-type="string">
            <text:p>Perfect</text:p>
          </table:table-cell>
          <table:table-cell office:value-type="string" calcext:value-type="string">
            <text:p>ezgif_lossy_200pc.gif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table:style-name="ce7" office:value-type="float" office:value="1923835" calcext:value-type="float">
            <text:p>1,923,835</text:p>
          </table:table-cell>
          <table:table-cell table:style-name="ce11" table:formula="of:=([.B5]-[.$B$8])/[.$B$8]" office:value-type="percentage" office:value="1.63367311177917" calcext:value-type="percentage">
            <text:p>163%</text:p>
          </table:table-cell>
          <table:table-cell table:style-name="ce18" office:value-type="string" calcext:value-type="string">
            <text:p>Perfect</text:p>
          </table:table-cell>
          <table:table-cell office:value-type="string" calcext:value-type="string">
            <text:p>gifsicle_o1.gif</text:p>
          </table:table-cell>
          <table:table-cell office:value-type="float" office:value="1.056" calcext:value-type="float">
            <text:p>1,1</text:p>
          </table:table-cell>
          <table:table-cell table:formula="of:=([.F5]-[.$F$10])/[.$F$10]" office:value-type="percentage" office:value="-0.944723618090452" calcext:value-type="percentage">
            <text:p>-9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table:style-name="ce7" office:value-type="float" office:value="1099891" calcext:value-type="float">
            <text:p>1,099,891</text:p>
          </table:table-cell>
          <table:table-cell table:style-name="ce11" table:formula="of:=([.B6]-[.$B$8])/[.$B$8]" office:value-type="percentage" office:value="0.505718189235512" calcext:value-type="percentage">
            <text:p>51%</text:p>
          </table:table-cell>
          <table:table-cell table:style-name="ce18" office:value-type="string" calcext:value-type="string">
            <text:p>Perfect</text:p>
          </table:table-cell>
          <table:table-cell office:value-type="string" calcext:value-type="string">
            <text:p>gifsicle_o2.gif</text:p>
          </table:table-cell>
          <table:table-cell office:value-type="float" office:value="1.301" calcext:value-type="float">
            <text:p>1,3</text:p>
          </table:table-cell>
          <table:table-cell table:formula="of:=([.F6]-[.$F$10])/[.$F$10]" office:value-type="percentage" office:value="-0.931899078726968" calcext:value-type="percentage">
            <text:p>-9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table:style-name="ce7" office:value-type="float" office:value="1058821" calcext:value-type="float">
            <text:p>1,058,821</text:p>
          </table:table-cell>
          <table:table-cell table:style-name="ce11" table:formula="of:=([.B7]-[.$B$8])/[.$B$8]" office:value-type="percentage" office:value="0.449494576139394" calcext:value-type="percentage">
            <text:p>45%</text:p>
          </table:table-cell>
          <table:table-cell table:style-name="ce18" office:value-type="string" calcext:value-type="string">
            <text:p>Perfect</text:p>
          </table:table-cell>
          <table:table-cell office:value-type="string" calcext:value-type="string">
            <text:p>gifsicle_o3.gif</text:p>
          </table:table-cell>
          <table:table-cell office:value-type="float" office:value="1.552" calcext:value-type="float">
            <text:p>1,6</text:p>
          </table:table-cell>
          <table:table-cell table:formula="of:=([.F7]-[.$F$10])/[.$F$10]" office:value-type="percentage" office:value="-0.918760469011725" calcext:value-type="percentage">
            <text:p>-9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if</text:p>
          </table:table-cell>
          <table:table-cell table:style-name="ce8" office:value-type="float" office:value="730476" calcext:value-type="float">
            <text:p>730,476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9" office:value-type="string" calcext:value-type="string">
            <text:p>Perfect</text:p>
          </table:table-cell>
          <table:table-cell table:style-name="ce24" office:value-type="string" calcext:value-type="string">
            <text:p>gifsicle_o3_colors_256.gif</text:p>
          </table:table-cell>
          <table:table-cell table:style-name="ce29" office:value-type="float" office:value="1.832" calcext:value-type="float">
            <text:p>1,8</text:p>
          </table:table-cell>
          <table:table-cell table:style-name="ce34" table:formula="of:=([.F8]-[.$F$10])/[.$F$10]" office:value-type="percentage" office:value="-0.904103852596315" calcext:value-type="percentage">
            <text:p>-90%</text:p>
          </table:table-cell>
          <table:table-cell table:style-name="ce24"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table:style-name="ce7" office:value-type="float" office:value="1865002" calcext:value-type="float">
            <text:p>1,865,002</text:p>
          </table:table-cell>
          <table:table-cell table:style-name="ce11" table:formula="of:=([.B9]-[.$B$8])/[.$B$8]" office:value-type="percentage" office:value="1.55313247800065" calcext:value-type="percentage">
            <text:p>155%</text:p>
          </table:table-cell>
          <table:table-cell table:style-name="ce18" office:value-type="string" calcext:value-type="string">
            <text:p>Bad</text:p>
          </table:table-cell>
          <table:table-cell office:value-type="string" calcext:value-type="string">
            <text:p>ffmpeg_default.gif</text:p>
          </table:table-cell>
          <table:table-cell office:value-type="float" office:value="2.28" calcext:value-type="float">
            <text:p>2,3</text:p>
          </table:table-cell>
          <table:table-cell table:formula="of:=([.F9]-[.$F$10])/[.$F$10]" office:value-type="percentage" office:value="-0.880653266331658" calcext:value-type="percentage">
            <text:p>-88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vp9</text:p>
          </table:table-cell>
          <table:table-cell table:style-name="ce10" office:value-type="float" office:value="294570" calcext:value-type="float">
            <text:p>294,570</text:p>
          </table:table-cell>
          <table:table-cell table:style-name="ce49" table:formula="of:=([.B10]-[.$B$8])/[.$B$8]" office:value-type="percentage" office:value="-0.596742398107535" calcext:value-type="percentage">
            <text:p>-60%</text:p>
          </table:table-cell>
          <table:table-cell table:style-name="ce56" office:value-type="string" calcext:value-type="string">
            <text:p>Good</text:p>
          </table:table-cell>
          <table:table-cell table:style-name="ce26" office:value-type="string" calcext:value-type="string">
            <text:p>ffmpeg_default.webm</text:p>
          </table:table-cell>
          <table:table-cell table:style-name="ce31" office:value-type="float" office:value="19.104" calcext:value-type="float">
            <text:p>19,1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290069" calcext:value-type="float">
            <text:p>290,069</text:p>
          </table:table-cell>
          <table:table-cell table:style-name="ce11" table:formula="of:=([.B11]-[.$B$8])/[.$B$8]" office:value-type="percentage" office:value="-0.602904133742929" calcext:value-type="percentage">
            <text:p>-60%</text:p>
          </table:table-cell>
          <table:table-cell table:style-name="ce18" office:value-type="string" calcext:value-type="string">
            <text:p>Good</text:p>
          </table:table-cell>
          <table:table-cell office:value-type="string" calcext:value-type="string">
            <text:p>ffmpeg_default_2_pass.webm</text:p>
          </table:table-cell>
          <table:table-cell office:value-type="float" office:value="43.139" calcext:value-type="float">
            <text:p>43,1</text:p>
          </table:table-cell>
          <table:table-cell table:formula="of:=([.F11]-[.$F$10])/[.$F$10]" office:value-type="percentage" office:value="1.2581134840871" calcext:value-type="percentage">
            <text:p>126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vp9</text:p>
          </table:table-cell>
          <table:table-cell table:style-name="ce9" office:value-type="float" office:value="294570" calcext:value-type="float">
            <text:p>294,570</text:p>
          </table:table-cell>
          <table:table-cell table:style-name="ce15" table:formula="of:=([.B12]-[.$B$8])/[.$B$8]" office:value-type="percentage" office:value="-0.596742398107535" calcext:value-type="percentage">
            <text:p>-60%</text:p>
          </table:table-cell>
          <table:table-cell table:style-name="ce22" office:value-type="string" calcext:value-type="string">
            <text:p>Good</text:p>
          </table:table-cell>
          <table:table-cell table:style-name="ce25" office:value-type="string" calcext:value-type="string">
            <text:p>ffmpeg_vp9_default.webm</text:p>
          </table:table-cell>
          <table:table-cell table:style-name="ce30" office:value-type="float" office:value="19.066" calcext:value-type="float">
            <text:p>19,1</text:p>
          </table:table-cell>
          <table:table-cell table:style-name="ce35" table:formula="of:=([.F12]-[.$F$10])/[.$F$10]" office:value-type="percentage" office:value="-0.00198911222780571" calcext:value-type="percentage">
            <text:p>0%</text:p>
          </table:table-cell>
          <table:table-cell table:style-name="ce25"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290069" calcext:value-type="float">
            <text:p>290,069</text:p>
          </table:table-cell>
          <table:table-cell table:style-name="ce11" table:formula="of:=([.B13]-[.$B$8])/[.$B$8]" office:value-type="percentage" office:value="-0.602904133742929" calcext:value-type="percentage">
            <text:p>-60%</text:p>
          </table:table-cell>
          <table:table-cell table:style-name="ce18" office:value-type="string" calcext:value-type="string">
            <text:p>Good</text:p>
          </table:table-cell>
          <table:table-cell office:value-type="string" calcext:value-type="string">
            <text:p>ffmpeg_vp9_default_2_pass.webm</text:p>
          </table:table-cell>
          <table:table-cell office:value-type="float" office:value="43.097" calcext:value-type="float">
            <text:p>43,1</text:p>
          </table:table-cell>
          <table:table-cell table:formula="of:=([.F13]-[.$F$10])/[.$F$10]" office:value-type="percentage" office:value="1.25591499162479" calcext:value-type="percentage">
            <text:p>12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440770" calcext:value-type="float">
            <text:p>440,770</text:p>
          </table:table-cell>
          <table:table-cell table:style-name="ce11" table:formula="of:=([.B14]-[.$B$8])/[.$B$8]" office:value-type="percentage" office:value="-0.396598930012759" calcext:value-type="percentage">
            <text:p>-40%</text:p>
          </table:table-cell>
          <table:table-cell table:style-name="ce18" office:value-type="string" calcext:value-type="string">
            <text:p>Perfect</text:p>
          </table:table-cell>
          <table:table-cell office:value-type="string" calcext:value-type="string">
            <text:p>ffmpeg_vp9_lossless.webm</text:p>
          </table:table-cell>
          <table:table-cell office:value-type="float" office:value="31.697" calcext:value-type="float">
            <text:p>31,7</text:p>
          </table:table-cell>
          <table:table-cell table:formula="of:=([.F14]-[.$F$10])/[.$F$10]" office:value-type="percentage" office:value="0.659181323283082" calcext:value-type="percentage">
            <text:p>66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vp9</text:p>
          </table:table-cell>
          <table:table-cell table:style-name="ce10" office:value-type="float" office:value="315926" calcext:value-type="float">
            <text:p>315,926</text:p>
          </table:table-cell>
          <table:table-cell table:style-name="ce14" table:formula="of:=([.B15]-[.$B$8])/[.$B$8]" office:value-type="percentage" office:value="-0.567506666885702" calcext:value-type="percentage">
            <text:p>-57%</text:p>
          </table:table-cell>
          <table:table-cell table:style-name="ce18" office:value-type="string" calcext:value-type="string">
            <text:p>Perfect</text:p>
          </table:table-cell>
          <table:table-cell table:style-name="ce26" office:value-type="string" calcext:value-type="string">
            <text:p>ffmpeg_vp9_lossless_2_pass.webm</text:p>
          </table:table-cell>
          <table:table-cell table:style-name="ce31" office:value-type="float" office:value="41.887" calcext:value-type="float">
            <text:p>41,9</text:p>
          </table:table-cell>
          <table:table-cell table:style-name="ce36" table:formula="of:=([.F15]-[.$F$10])/[.$F$10]" office:value-type="percentage" office:value="1.19257747068677" calcext:value-type="percentage">
            <text:p>119%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342858" calcext:value-type="float">
            <text:p>342,858</text:p>
          </table:table-cell>
          <table:table-cell table:style-name="ce14" table:formula="of:=([.B16]-[.$B$8])/[.$B$8]" office:value-type="percentage" office:value="-0.530637556880719" calcext:value-type="percentage">
            <text:p>-53%</text:p>
          </table:table-cell>
          <table:table-cell table:style-name="ce18" office:value-type="string" calcext:value-type="string">
            <text:p>Perfect</text:p>
          </table:table-cell>
          <table:table-cell office:value-type="string" calcext:value-type="string">
            <text:p>ffmpeg_vp9_lossless_speed_0.webm</text:p>
          </table:table-cell>
          <table:table-cell office:value-type="float" office:value="42.16" calcext:value-type="float">
            <text:p>42,2</text:p>
          </table:table-cell>
          <table:table-cell table:formula="of:=([.F16]-[.$F$10])/[.$F$10]" office:value-type="percentage" office:value="1.20686767169179" calcext:value-type="percentage">
            <text:p>121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vp9</text:p>
          </table:table-cell>
          <table:table-cell table:style-name="ce9" office:value-type="float" office:value="297484" calcext:value-type="float">
            <text:p>297,484</text:p>
          </table:table-cell>
          <table:table-cell table:style-name="ce15" table:formula="of:=([.B17]-[.$B$8])/[.$B$8]" office:value-type="percentage" office:value="-0.59275321844934" calcext:value-type="percentage">
            <text:p>-59%</text:p>
          </table:table-cell>
          <table:table-cell table:style-name="ce21" office:value-type="string" calcext:value-type="string">
            <text:p>Perfect</text:p>
          </table:table-cell>
          <table:table-cell table:style-name="ce25" office:value-type="string" calcext:value-type="string">
            <text:p>ffmpeg_vp9_lossless_speed_0_2_pass.webm</text:p>
          </table:table-cell>
          <table:table-cell table:style-name="ce30" office:value-type="float" office:value="55.529" calcext:value-type="float">
            <text:p>55,5</text:p>
          </table:table-cell>
          <table:table-cell table:style-name="ce35" table:formula="of:=([.F17]-[.$F$10])/[.$F$10]" office:value-type="percentage" office:value="1.90666876046901" calcext:value-type="percentage">
            <text:p>191%</text:p>
          </table:table-cell>
          <table:table-cell table:style-name="ce25"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289051" calcext:value-type="float">
            <text:p>289,051</text:p>
          </table:table-cell>
          <table:table-cell table:style-name="ce11" table:formula="of:=([.B18]-[.$B$8])/[.$B$8]" office:value-type="percentage" office:value="-0.604297745579595" calcext:value-type="percentage">
            <text:p>-60%</text:p>
          </table:table-cell>
          <table:table-cell table:style-name="ce18" office:value-type="string" calcext:value-type="string">
            <text:p>Good</text:p>
          </table:table-cell>
          <table:table-cell office:value-type="string" calcext:value-type="string">
            <text:p>ffmpeg_vp9_quality_good_speed_0.webm</text:p>
          </table:table-cell>
          <table:table-cell office:value-type="float" office:value="27.657" calcext:value-type="float">
            <text:p>27,7</text:p>
          </table:table-cell>
          <table:table-cell table:formula="of:=([.F18]-[.$F$10])/[.$F$10]" office:value-type="percentage" office:value="0.447707286432161" calcext:value-type="percentage">
            <text:p>4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286179" calcext:value-type="float">
            <text:p>286,179</text:p>
          </table:table-cell>
          <table:table-cell table:style-name="ce11" table:formula="of:=([.B19]-[.$B$8])/[.$B$8]" office:value-type="percentage" office:value="-0.60822942848225" calcext:value-type="percentage">
            <text:p>-61%</text:p>
          </table:table-cell>
          <table:table-cell table:style-name="ce18" office:value-type="string" calcext:value-type="string">
            <text:p>Good</text:p>
          </table:table-cell>
          <table:table-cell office:value-type="string" calcext:value-type="string">
            <text:p>ffmpeg_vp9_quality_good_speed_0_2_pass.webm</text:p>
          </table:table-cell>
          <table:table-cell office:value-type="float" office:value="60.215" calcext:value-type="float">
            <text:p>60,2</text:p>
          </table:table-cell>
          <table:table-cell table:formula="of:=([.F19]-[.$F$10])/[.$F$10]" office:value-type="percentage" office:value="2.15195770519263" calcext:value-type="percentage">
            <text:p>21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393069" calcext:value-type="float">
            <text:p>393,069</text:p>
          </table:table-cell>
          <table:table-cell table:style-name="ce11" table:formula="of:=([.B20]-[.$B$8])/[.$B$8]" office:value-type="percentage" office:value="-0.461900185632382" calcext:value-type="percentage">
            <text:p>-46%</text:p>
          </table:table-cell>
          <table:table-cell table:style-name="ce18" office:value-type="string" calcext:value-type="string">
            <text:p>Medium</text:p>
          </table:table-cell>
          <table:table-cell office:value-type="string" calcext:value-type="string">
            <text:p>ffmpeg_vp9_quality_good_speed_5.webm</text:p>
          </table:table-cell>
          <table:table-cell office:value-type="float" office:value="14.158" calcext:value-type="float">
            <text:p>14,2</text:p>
          </table:table-cell>
          <table:table-cell table:formula="of:=([.F20]-[.$F$10])/[.$F$10]" office:value-type="percentage" office:value="-0.258898659966499" calcext:value-type="percentage">
            <text:p>-2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343217" calcext:value-type="float">
            <text:p>343,217</text:p>
          </table:table-cell>
          <table:table-cell table:style-name="ce11" table:formula="of:=([.B21]-[.$B$8])/[.$B$8]" office:value-type="percentage" office:value="-0.530146096517887" calcext:value-type="percentage">
            <text:p>-53%</text:p>
          </table:table-cell>
          <table:table-cell table:style-name="ce18" office:value-type="string" calcext:value-type="string">
            <text:p>Medium</text:p>
          </table:table-cell>
          <table:table-cell office:value-type="string" calcext:value-type="string">
            <text:p>ffmpeg_vp9_quality_good_speed_5_2_pass.webm</text:p>
          </table:table-cell>
          <table:table-cell office:value-type="float" office:value="32.164" calcext:value-type="float">
            <text:p>32,2</text:p>
          </table:table-cell>
          <table:table-cell table:formula="of:=([.F21]-[.$F$10])/[.$F$10]" office:value-type="percentage" office:value="0.683626465661642" calcext:value-type="percentage">
            <text:p>6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289051" calcext:value-type="float">
            <text:p>289,051</text:p>
          </table:table-cell>
          <table:table-cell table:style-name="ce11" table:formula="of:=([.B22]-[.$B$8])/[.$B$8]" office:value-type="percentage" office:value="-0.604297745579595" calcext:value-type="percentage">
            <text:p>-60%</text:p>
          </table:table-cell>
          <table:table-cell table:style-name="ce18" office:value-type="string" calcext:value-type="string">
            <text:p>Good</text:p>
          </table:table-cell>
          <table:table-cell office:value-type="string" calcext:value-type="string">
            <text:p>ffmpeg_vp9_quality_good_speed_0_cfr_0.webm</text:p>
          </table:table-cell>
          <table:table-cell office:value-type="float" office:value="27.761" calcext:value-type="float">
            <text:p>27,8</text:p>
          </table:table-cell>
          <table:table-cell table:formula="of:=([.F22]-[.$F$10])/[.$F$10]" office:value-type="percentage" office:value="0.453151172529313" calcext:value-type="percentage">
            <text:p>4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234628" calcext:value-type="float">
            <text:p>234,628</text:p>
          </table:table-cell>
          <table:table-cell table:style-name="ce11" table:formula="of:=([.B23]-[.$B$8])/[.$B$8]" office:value-type="percentage" office:value="-0.678801220026394" calcext:value-type="percentage">
            <text:p>-68%</text:p>
          </table:table-cell>
          <table:table-cell table:style-name="ce18" office:value-type="string" calcext:value-type="string">
            <text:p>Good</text:p>
          </table:table-cell>
          <table:table-cell office:value-type="string" calcext:value-type="string">
            <text:p>ffmpeg_vp9_quality_good_speed_0_cfr_0_2_pass.webm</text:p>
          </table:table-cell>
          <table:table-cell office:value-type="float" office:value="38.475" calcext:value-type="float">
            <text:p>38,5</text:p>
          </table:table-cell>
          <table:table-cell table:formula="of:=([.F23]-[.$F$10])/[.$F$10]" office:value-type="percentage" office:value="1.01397613065327" calcext:value-type="percentage">
            <text:p>101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vp9</text:p>
          </table:table-cell>
          <table:table-cell table:style-name="ce9" office:value-type="float" office:value="180735" calcext:value-type="float">
            <text:p>180,735</text:p>
          </table:table-cell>
          <table:table-cell table:style-name="ce16" table:formula="of:=([.B24]-[.$B$8])/[.$B$8]" office:value-type="percentage" office:value="-0.75257914017709" calcext:value-type="percentage">
            <text:p>-75%</text:p>
          </table:table-cell>
          <table:table-cell table:style-name="ce22" office:value-type="string" calcext:value-type="string">
            <text:p>Medium</text:p>
          </table:table-cell>
          <table:table-cell table:style-name="ce25" office:value-type="string" calcext:value-type="string">
            <text:p>ffmpeg_vp9_quality_good_speed_0_cfr_10.webm</text:p>
          </table:table-cell>
          <table:table-cell table:style-name="ce30" office:value-type="float" office:value="24.295" calcext:value-type="float">
            <text:p>24,3</text:p>
          </table:table-cell>
          <table:table-cell table:style-name="ce35" table:formula="of:=([.F24]-[.$F$10])/[.$F$10]" office:value-type="percentage" office:value="0.271723199329983" calcext:value-type="percentage">
            <text:p>27%</text:p>
          </table:table-cell>
          <table:table-cell table:style-name="ce25"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211367" calcext:value-type="float">
            <text:p>211,367</text:p>
          </table:table-cell>
          <table:table-cell table:style-name="ce11" table:formula="of:=([.B25]-[.$B$8])/[.$B$8]" office:value-type="percentage" office:value="-0.710644839803087" calcext:value-type="percentage">
            <text:p>-71%</text:p>
          </table:table-cell>
          <table:table-cell table:style-name="ce18" office:value-type="string" calcext:value-type="string">
            <text:p>Medium</text:p>
          </table:table-cell>
          <table:table-cell office:value-type="string" calcext:value-type="string">
            <text:p>ffmpeg_vp9_quality_good_speed_0_cfr_10_2_pass.webm</text:p>
          </table:table-cell>
          <table:table-cell office:value-type="float" office:value="37.502" calcext:value-type="float">
            <text:p>37,5</text:p>
          </table:table-cell>
          <table:table-cell table:formula="of:=([.F25]-[.$F$10])/[.$F$10]" office:value-type="percentage" office:value="0.963044388609715" calcext:value-type="percentage">
            <text:p>9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91638" calcext:value-type="float">
            <text:p>91,638</text:p>
          </table:table-cell>
          <table:table-cell table:style-name="ce11" table:formula="of:=([.B26]-[.$B$8])/[.$B$8]" office:value-type="percentage" office:value="-0.874550293233453" calcext:value-type="percentage">
            <text:p>-87%</text:p>
          </table:table-cell>
          <table:table-cell table:style-name="ce18" office:value-type="string" calcext:value-type="string">
            <text:p>Low</text:p>
          </table:table-cell>
          <table:table-cell office:value-type="string" calcext:value-type="string">
            <text:p>ffmpeg_vp9_quality_good_speed_0_cfr_63.webm</text:p>
          </table:table-cell>
          <table:table-cell office:value-type="float" office:value="23.172" calcext:value-type="float">
            <text:p>23,2</text:p>
          </table:table-cell>
          <table:table-cell table:formula="of:=([.F26]-[.$F$10])/[.$F$10]" office:value-type="percentage" office:value="0.212939698492462" calcext:value-type="percentage">
            <text:p>2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p9</text:p>
          </table:table-cell>
          <table:table-cell table:style-name="ce7" office:value-type="float" office:value="85450" calcext:value-type="float">
            <text:p>85,450</text:p>
          </table:table-cell>
          <table:table-cell table:style-name="ce11" table:formula="of:=([.B27]-[.$B$8])/[.$B$8]" office:value-type="percentage" office:value="-0.883021481883046" calcext:value-type="percentage">
            <text:p>-88%</text:p>
          </table:table-cell>
          <table:table-cell table:style-name="ce18" office:value-type="string" calcext:value-type="string">
            <text:p>Low</text:p>
          </table:table-cell>
          <table:table-cell office:value-type="string" calcext:value-type="string">
            <text:p>ffmpeg_vp9_quality_good_speed_0_cfr_63_2_pass.webm</text:p>
          </table:table-cell>
          <table:table-cell office:value-type="float" office:value="32.547" calcext:value-type="float">
            <text:p>32,5</text:p>
          </table:table-cell>
          <table:table-cell table:formula="of:=([.F27]-[.$F$10])/[.$F$10]" office:value-type="percentage" office:value="0.703674623115578" calcext:value-type="percentage">
            <text:p>70%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1:28:48.142261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3T13:59:56.715150518</dc:date>
    <meta:editing-duration>PT1H3S</meta:editing-duration>
    <meta:editing-cycles>8</meta:editing-cycles>
    <meta:generator>LibreOffice/6.0.7.3$Linux_X86_64 LibreOffice_project/00m0$Build-3</meta:generator>
    <meta:document-statistic meta:table-count="1" meta:cell-count="189" meta:object-count="0"/>
  </office:meta>
</office:document-meta>
</file>